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>
      <style:graphic-properties draw:textarea-horizontal-align="justify" draw:textarea-vertical-align="middle" draw:auto-grow-height="false" fo:min-height="0cm" fo:min-width="0cm"/>
    </style:style>
    <style:style style:name="gr6" style:family="graphic">
      <style:graphic-properties draw:fill="solid" draw:fill-color="#ff6633" draw:textarea-horizontal-align="justify" draw:textarea-vertical-align="middle" draw:auto-grow-height="false"/>
    </style:style>
    <style:style style:name="gr7" style:family="graphic">
      <style:graphic-properties draw:fill="solid" draw:fill-color="#ffd32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1" draw:text-style-name="P1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8cm" svg:height="4.6cm" svg:x="9cm" svg:y="6.4cm">
          <text:p text:style-name="P1">&lt;HEAD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3.2cm" svg:height="8.4cm" svg:x="8.8cm" svg:y="11.6cm">
          <text:p text:style-name="P1">&lt;BODY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5" draw:text-style-name="P1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2.8cm" svg:height="4.6cm" svg:x="9cm" svg:y="6.4cm">
          <text:p text:style-name="P1">&lt;HEAD&gt;</text:p>
          <text:p text:style-name="P1"/>
          <text:p text:style-name="P1">This is normally where we link to code </text:p>
          <text:p text:style-name="P1">and other structures<text:line-break/>which add functionality to our web-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3.2cm" svg:height="8.4cm" svg:x="8.8cm" svg:y="11.6cm">
          <text:p text:style-name="P1">&lt;BODY&gt;</text:p>
          <text:p text:style-name="P1"/>
          <text:p text:style-name="P1">This is “the web” page which <text:line-break/>your users will s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5" draw:text-style-name="P1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2.8cm" svg:height="4.6cm" svg:x="9cm" svg:y="6.4cm">
          <text:p text:style-name="P1">&lt;HEAD&gt;</text:p>
          <text:p text:style-name="P1"/>
          <text:p text:style-name="P1">We don't normally do much work in </text:p>
          <text:p text:style-name="P1">the &lt;HEAD&gt; of the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3.2cm" svg:height="8.4cm" svg:x="8.8cm" svg:y="11.6cm">
          <text:p text:style-name="P1">&lt;BODY&gt;</text:p>
          <text:p text:style-name="P1">The BODY can be split into separate </text:p>
          <text:p text:style-name="P1">“containers” which hold </text:p>
          <text:p text:style-name="P1">different components of the pag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1.4cm" svg:height="1.6cm" svg:x="10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6cm" svg:height="2.8cm" svg:x="10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6cm" svg:height="2.8cm" svg:x="15.8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ooney</meta:initial-creator>
    <meta:creation-date>2014-12-08T09:41:05.878309127</meta:creation-date>
    <dc:date>2014-12-08T09:45:15.227750041</dc:date>
    <dc:creator>Peter Mooney</dc:creator>
    <meta:editing-duration>P0D</meta:editing-duration>
    <meta:editing-cycles>1</meta:editing-cycles>
    <meta:document-statistic meta:object-count="42"/>
    <meta:generator>LibreOffice/4.2.6.3$Linux_X86_64 LibreOffice_project/420m0$Build-3</meta:generator>
  </office:meta>
</office:document-meta>
</file>